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margin-left="0cm" fo:margin-right="-0.159cm" fo:text-indent="0cm" style:auto-text-indent="false" style:page-number="auto">
        <style:tab-stops>
          <style:tab-stop style:position="17.78cm"/>
        </style:tab-stops>
      </style:paragraph-properties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fo:keep-together="always" style:page-number="auto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AGLS/commun/dateAdresse/dateAdresse_Commun#%</text:p>
      <text:p text:style-name="P3"/>
      <text:p text:style-name="P3"/>
      <text:p text:style-name="Text_20_body">%=remLineWhenBlank(recapitulatifEntreprise_texte_caisse_debut,-1)=%</text:p>
      <text:p text:style-name="P4"/>
      <text:p text:style-name="P5">%#include AL/recapitulatifEntreprise/listeRecapitulatifEntreprise#%</text:p>
      <text:p text:style-name="P7">%=remLineWhenBlank(recapitulatifEntreprise_texte_caisse_fin,1)=%</text:p>
      <text:p text:style-name="Standard">%=remLineWhenBlank(recapitulatifEntreprise_texte_droit_acquis_vaud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right" style:display-name="Header right" style:family="paragraph" style:parent-style-name="Standard" style:auto-update="true" style:class="extra">
      <style:paragraph-properties text:number-lines="false" text:line-number="0">
        <style:tab-stops>
          <style:tab-stop style:position="8.876cm" style:type="center"/>
          <style:tab-stop style:position="17.75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76cm" style:type="center"/>
          <style:tab-stop style:position="17.75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3cm" fo:margin-bottom="0.75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3cm" fo:margin-bottom="0.75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>%#include AL_entete#%</text:p>
      </style:header>
      <style:footer>
        <text:p text:style-name="MP2"><text:page-number text:select-page="current">1</text:page-number>/<text:page-count>1</text:page-count></text:p>
      </style:footer>
      <style:footer-left>
        <text:p text:style-name="MP2"><text:page-number text:select-page="current">1</text:page-number>/<text:page-count>1</text:page-count></text:p>
      </style:footer-left>
    </style:master-page>
    <style:master-page style:name="Right_20_Page" style:display-name="Right Page" style:page-layout-name="Mpm3">
      <style:header>
        <text:p text:style-name="Header"/>
      </style:header>
    </style:master-page>
    <style:master-page style:name="Left_20_Page" style:display-name="Left Page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0:14.74</dc:date>
    <meta:editing-cycles>93</meta:editing-cycles>
    <meta:editing-duration>PT10H49M29S</meta:editing-duration>
    <meta:document-statistic meta:table-count="0" meta:image-count="0" meta:object-count="0" meta:page-count="1" meta:paragraph-count="9" meta:word-count="12" meta:character-count="357"/>
    <meta:user-defined meta:name="Info 1"/>
    <meta:user-defined meta:name="Info 2"/>
    <meta:user-defined meta:name="Info 3"/>
    <meta:user-defined meta:name="Info 4"/>
  </office:meta>
</office:document-meta>
</file>